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Blue_5f_Curve1_7e_LT_7e_Gliederung_20_1" style:list-style-name="L1">
      <style:text-properties officeooo:rsid="00084cf8" officeooo:paragraph-rsid="00084cf8"/>
    </style:style>
    <style:style style:name="P2" style:family="paragraph" style:parent-style-name="Blue_5f_Curve1_7e_LT_7e_Gliederung_20_1" style:list-style-name="L1">
      <style:text-properties officeooo:rsid="00084cf8" officeooo:paragraph-rsid="0009bd75"/>
    </style:style>
    <style:style style:name="P3" style:family="paragraph" style:parent-style-name="Blue_5f_Curve1_7e_LT_7e_Gliederung_20_1" style:list-style-name="L1">
      <style:text-properties style:font-name="Liberation Serif" fo:font-size="14pt" officeooo:rsid="00084cf8" officeooo:paragraph-rsid="0009bd75" style:font-size-asian="14pt" style:font-size-complex="14pt"/>
    </style:style>
    <style:style style:name="P4" style:family="paragraph" style:parent-style-name="Blue_5f_Curve1_7e_LT_7e_Gliederung_20_1" style:list-style-name="L1">
      <style:text-properties style:font-name="Liberation Serif" fo:font-size="14pt" officeooo:rsid="00084cf8" officeooo:paragraph-rsid="00084cf8" style:font-size-asian="14pt" style:font-size-complex="14pt"/>
    </style:style>
    <style:style style:name="P5" style:family="paragraph" style:parent-style-name="Standard">
      <style:text-properties style:font-name="Liberation Serif" fo:font-size="14pt" officeooo:rsid="00084cf8" officeooo:paragraph-rsid="00084cf8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8pt" style:text-underline-style="solid" style:text-underline-width="auto" style:text-underline-color="font-color" officeooo:rsid="00084cf8" officeooo:paragraph-rsid="00084cf8" style:font-size-asian="18pt" style:font-size-complex="18pt"/>
    </style:style>
    <style:style style:name="T1" style:family="text">
      <style:text-properties fo:color="#000000" fo:font-size="22pt" style:font-size-asian="22pt"/>
    </style:style>
    <style:style style:name="T2" style:family="text">
      <style:text-properties fo:color="#000000" fo:font-size="22pt" officeooo:rsid="0009bd75" style:font-size-asian="22pt"/>
    </style:style>
    <style:style style:name="T3" style:family="text">
      <style:text-properties fo:color="#000000" style:font-name="Liberation Serif" fo:font-size="22pt" style:font-size-asian="22pt"/>
    </style:style>
    <style:style style:name="T4" style:family="text">
      <style:text-properties fo:color="#000000" style:font-name="Liberation Serif"/>
    </style:style>
    <style:style style:name="T5" style:family="text">
      <style:text-properties fo:color="#000000" style:font-name="Liberation Serif" fo:font-size="16pt" style:font-size-asian="16pt" style:font-size-complex="16pt"/>
    </style:style>
    <style:style style:name="T6" style:family="text">
      <style:text-properties fo:color="#000000" style:font-name="Liberation Serif" fo:font-size="14pt" style:font-size-asian="14pt" style:font-size-complex="14pt"/>
    </style:style>
    <style:style style:name="T7" style:family="text">
      <style:text-properties fo:color="#000000"/>
    </style:style>
    <style:style style:name="T8" style:family="text">
      <style:text-properties fo:color="#000000" officeooo:rsid="0009bd75"/>
    </style:style>
    <style:style style:name="T9" style:family="text">
      <style:text-properties officeooo:rsid="0009bd75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6">L<text:span text:style-name="T9">ISTE DES LIENS D’ACCÈS</text:span></text:p>
      <text:list xml:id="list1390644948" text:style-name="L1">
        <text:list-item>
          <text:p text:style-name="P2"><text:a xlink:type="simple" xlink:href="http://15.237.51.88/get_score/111767" text:style-name="Internet_20_link" text:visited-style-name="Visited_20_Internet_20_Link">http://15.237.51.88/get_score/111767</text:a><text:span text:style-name="T6"> <text:s/></text:span></text:p>
          <text:p text:style-name="P3"><text:span text:style-name="T7"><text:s text:c="6"/>(</text:span><text:span text:style-name="T8">l</text:span><text:span text:style-name="T7">ien de l’API sur le serveur EC2 Amazon) avec tâches de fonds.</text:span></text:p>
        </text:list-item>
        <text:list-item>
          <text:p text:style-name="P2"><text:span text:style-name="T6"><text:s/></text:span><text:a xlink:type="simple" xlink:href="http://vps-c51efc30.vps.ovh.net/" text:style-name="Internet_20_link" text:visited-style-name="Visited_20_Internet_20_Link">http://vps-c51efc30.vps.ovh.net/</text:a></text:p>
          <text:p text:style-name="P3"><text:span text:style-name="T8"><text:s text:c="7"/>(l</text:span><text:span text:style-name="T7">ien du dashboard VPS OVH</text:span><text:span text:style-name="T8">)</text:span></text:p>
        </text:list-item>
        <text:list-item>
          <text:p text:style-name="P1"><text:a xlink:type="simple" xlink:href="https://github.com/NOMEZA/projet_7_repository/tree/main/python_preprocessing" text:style-name="Internet_20_link" text:visited-style-name="Visited_20_Internet_20_Link">https://github.com/NOMEZA/projet_7_repository/tree/main/python_preprocessing</text:a><text:span text:style-name="T6"> </text:span></text:p>
        </text:list-item>
        <text:list-item>
          <text:p text:style-name="P1"><text:a xlink:type="simple" xlink:href="https://github.com/NOMEZA/projet_7_repository/tree/main/API" text:style-name="Internet_20_link" text:visited-style-name="Visited_20_Internet_20_Link">https://github.com/NOMEZA/projet_7_repository/tree/main/API</text:a><text:span text:style-name="T6"> </text:span></text:p>
        </text:list-item>
        <text:list-item>
          <text:p text:style-name="P1"><text:a xlink:type="simple" xlink:href="https://github.com/NOMEZA/projet_7_repository/tree/main/dashboard" text:style-name="Internet_20_link" text:visited-style-name="Visited_20_Internet_20_Link">https://github.com/NOMEZA/projet_7_repository/tree/main/dashboard</text:a><text:span text:style-name="T6"> </text:span></text:p>
        </text:list-item>
        <text:list-item>
          <text:p text:style-name="P1"><text:a xlink:type="simple" xlink:href="https://github.com/NOMEZA/projet_7_repository/blob/main/python_preprocessing/preprocessing_data_V2.ipynb" text:style-name="Internet_20_link" text:visited-style-name="Visited_20_Internet_20_Link">https://github.com/NOMEZA/projet_7_repository/blob/main/python_preprocessing/preprocessing_data_V2.ipynb</text:a><text:span text:style-name="T6"> </text:span></text:p>
        </text:list-item>
        <text:list-item>
          <text:p text:style-name="P1"><text:a xlink:type="simple" xlink:href="https://github.com/NOMEZA/projet_7_repository/blob/main" text:style-name="Internet_20_link" text:visited-style-name="Visited_20_Internet_20_Link">https://github.com/NOMEZA/projet_7_repository/blob/main</text:a><text:span text:style-name="T6"> </text:span><text:a xlink:type="simple" xlink:href="https://github.com/NOMEZA/projet_7_repository/blob/main/python_preprocessing/training_model_V2.ipynb" text:style-name="Internet_20_link" text:visited-style-name="Visited_20_Internet_20_Link">python_preprocessing/training_model_V2.ipynb</text:a></text:p>
          <text:p text:style-name="P4"/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FreeSerif" style:font-family-complex="FreeSerif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Blue_5f_Curve_7e_LT_7e_Gliederung_20_1" style:display-name="Blue_Curve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12pt" style:text-emphasize="none"/>
    </style:style>
    <style:style style:name="Blue_5f_Curve_7e_LT_7e_Gliederung_20_2" style:display-name="Blue_Curve~LT~Gliederung 2" style:family="paragraph" style:parent-style-name="Blue_5f_Curve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_7e_LT_7e_Gliederung_20_3" style:display-name="Blue_Curve~LT~Gliederung 3" style:family="paragraph" style:parent-style-name="Blue_5f_Curve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_7e_LT_7e_Gliederung_20_4" style:display-name="Blue_Curve~LT~Gliederung 4" style:family="paragraph" style:parent-style-name="Blue_5f_Curve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5" style:display-name="Blue_Curve~LT~Gliederung 5" style:family="paragraph" style:parent-style-name="Blue_5f_Curve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6" style:display-name="Blue_Curve~LT~Gliederung 6" style:family="paragraph" style:parent-style-name="Blue_5f_Curve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7" style:display-name="Blue_Curve~LT~Gliederung 7" style:family="paragraph" style:parent-style-name="Blue_5f_Curve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8" style:display-name="Blue_Curve~LT~Gliederung 8" style:family="paragraph" style:parent-style-name="Blue_5f_Curve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9" style:display-name="Blue_Curve~LT~Gliederung 9" style:family="paragraph" style:parent-style-name="Blue_5f_Curve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Titel" style:display-name="Blue_Curve~LT~Titel" style:family="paragraph" style:default-outline-level="">
      <style:paragraph-properties fo:text-align="center" style:justify-single-word="false"/>
      <style:text-properties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12pt" style:text-emphasize="none"/>
    </style:style>
    <style:style style:name="Blue_5f_Curve_7e_LT_7e_Untertitel" style:display-name="Blue_Curv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12pt" style:text-emphasize="none"/>
    </style:style>
    <style:style style:name="Blue_5f_Curve_7e_LT_7e_Notizen" style:display-name="Blue_Curv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12pt" style:text-emphasize="none"/>
    </style:style>
    <style:style style:name="Blue_5f_Curve_7e_LT_7e_Hintergrundobjekte" style:display-name="Blue_Curve~LT~Hintergrundobjekte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eeSerif" style:font-family-complex="FreeSerif" style:font-family-generic-complex="system" style:font-pitch-complex="variable" style:font-size-complex="12pt"/>
    </style:style>
    <style:style style:name="Blue_5f_Curve_7e_LT_7e_Hintergrund" style:display-name="Blue_Curve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eeSerif" style:font-family-complex="FreeSerif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erif" style:font-family-complex="FreeSerif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eeSerif" style:font-family-complex="FreeSerif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eeSerif" style:font-family-complex="FreeSerif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Blue_5f_Curve1_7e_LT_7e_Gliederung_20_1" style:display-name="Blue_Curve1~LT~Gliederung 1" style:family="paragraph" style:default-outline-level="">
      <style:paragraph-properties fo:margin-top="0.4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12pt" style:text-emphasize="none"/>
    </style:style>
    <style:style style:name="Blue_5f_Curve1_7e_LT_7e_Gliederung_20_2" style:display-name="Blue_Curve1~LT~Gliederung 2" style:family="paragraph" style:parent-style-name="Blue_5f_Curve1_7e_LT_7e_Gliederung_20_1" style:default-outline-level="">
      <style:paragraph-properties fo:margin-top="0.4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1_7e_LT_7e_Gliederung_20_3" style:display-name="Blue_Curve1~LT~Gliederung 3" style:family="paragraph" style:parent-style-name="Blue_5f_Curve1_7e_LT_7e_Gliederung_20_2" style:default-outline-level="">
      <style:paragraph-properties fo:margin-top="0.3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1_7e_LT_7e_Gliederung_20_4" style:display-name="Blue_Curve1~LT~Gliederung 4" style:family="paragraph" style:parent-style-name="Blue_5f_Curve1_7e_LT_7e_Gliederung_20_3" style:default-outline-level="">
      <style:paragraph-properties fo:margin-top="0.1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5" style:display-name="Blue_Curve1~LT~Gliederung 5" style:family="paragraph" style:parent-style-name="Blue_5f_Curve1_7e_LT_7e_Gliederung_20_4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6" style:display-name="Blue_Curve1~LT~Gliederung 6" style:family="paragraph" style:parent-style-name="Blue_5f_Curve1_7e_LT_7e_Gliederung_20_5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7" style:display-name="Blue_Curve1~LT~Gliederung 7" style:family="paragraph" style:parent-style-name="Blue_5f_Curve1_7e_LT_7e_Gliederung_20_6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8" style:display-name="Blue_Curve1~LT~Gliederung 8" style:family="paragraph" style:parent-style-name="Blue_5f_Curve1_7e_LT_7e_Gliederung_20_7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9" style:display-name="Blue_Curve1~LT~Gliederung 9" style:family="paragraph" style:parent-style-name="Blue_5f_Curve1_7e_LT_7e_Gliederung_20_8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Titel" style:display-name="Blue_Curve1~LT~Titel" style:family="paragraph" style:default-outline-level="">
      <style:paragraph-properties fo:text-align="center" style:justify-single-word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12pt" style:text-emphasize="none"/>
    </style:style>
    <style:style style:name="Blue_5f_Curve1_7e_LT_7e_Untertitel" style:display-name="Blue_Curve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12pt" style:text-emphasize="none"/>
    </style:style>
    <style:style style:name="Blue_5f_Curve1_7e_LT_7e_Notizen" style:display-name="Blue_Curve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12pt" style:text-emphasize="none"/>
    </style:style>
    <style:style style:name="Blue_5f_Curve1_7e_LT_7e_Hintergrundobjekte" style:display-name="Blue_Curve1~LT~Hintergrundobjekte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eeSerif" style:font-family-complex="FreeSerif" style:font-family-generic-complex="system" style:font-pitch-complex="variable" style:font-size-complex="12pt"/>
    </style:style>
    <style:style style:name="Blue_5f_Curve1_7e_LT_7e_Hintergrund" style:display-name="Blue_Curve1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eeSerif" style:font-family-complex="FreeSerif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3T16:01:42.136147658</meta:creation-date>
    <dc:date>2022-11-03T16:43:49.465930797</dc:date>
    <meta:editing-duration>PT52S</meta:editing-duration>
    <meta:editing-cycles>1</meta:editing-cycles>
    <meta:document-statistic meta:table-count="0" meta:image-count="0" meta:object-count="0" meta:page-count="1" meta:paragraph-count="11" meta:word-count="39" meta:character-count="615" meta:non-whitespace-character-count="576"/>
    <meta:generator>LibreOffice/6.4.7.2$Linux_X86_64 LibreOffice_project/40$Build-2</meta:generator>
  </office:meta>
</office:document-meta>
</file>